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97bf" officeooo:paragraph-rsid="000897bf"/>
    </style:style>
    <style:style style:name="P2" style:family="paragraph" style:parent-style-name="Standard">
      <style:text-properties officeooo:paragraph-rsid="000897bf"/>
    </style:style>
    <style:style style:name="P3" style:family="paragraph" style:parent-style-name="Standard">
      <style:text-properties officeooo:rsid="0009b8fe" officeooo:paragraph-rsid="0009b8fe"/>
    </style:style>
    <style:style style:name="P4" style:family="paragraph" style:parent-style-name="Standard">
      <style:text-properties officeooo:rsid="000c6b2f" officeooo:paragraph-rsid="000c6b2f"/>
    </style:style>
    <style:style style:name="P5" style:family="paragraph" style:parent-style-name="Standard">
      <style:text-properties officeooo:rsid="000cfd55" officeooo:paragraph-rsid="000cfd55"/>
    </style:style>
    <style:style style:name="P6" style:family="paragraph" style:parent-style-name="Standard">
      <style:text-properties officeooo:rsid="000d4c3a" officeooo:paragraph-rsid="000d4c3a"/>
    </style:style>
    <style:style style:name="T1" style:family="text">
      <style:text-properties officeooo:rsid="00089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APIs</text:p>
      <text:p text:style-name="P1"/>
      <text:p text:style-name="P1"><text:a xlink:type="simple" xlink:href="https://www.careerbuilder.com/" text:style-name="Internet_20_link" text:visited-style-name="Visited_20_Internet_20_Link">https://www.careerbuilder.com/</text:a> for the US</text:p>
      <text:p text:style-name="P1"/>
      <text:p text:style-name="P1"><text:a xlink:type="simple" xlink:href="https://www.careerbuilder.com/jobseeker/jobs/jobfindil.aspx" text:style-name="Internet_20_link" text:visited-style-name="Visited_20_Internet_20_Link">https://www.careerbuilder.com/jobseeker/jobs/jobfindil.aspx</text:a> <text:s text:c="2"/>don’t exist for Spain</text:p>
      <text:p text:style-name="P2"><text:span text:style-name="T1">but exists in Germany <text:s/></text:span><text:a xlink:type="simple" xlink:href="https://www.jobs.de/?_ga=2.248254599.1639910837.1562878351-2055396488.1562878351" text:style-name="Internet_20_link" text:visited-style-name="Visited_20_Internet_20_Link">https://www.jobs.de/?_ga=2.248254599.1639910837.1562878351-2055396488.1562878351</text:a></text:p>
      <text:p text:style-name="P2"/>
      <text:p text:style-name="P1">API <text:s text:c="2"/></text:p>
      <text:p text:style-name="P1"><text:a xlink:type="simple" xlink:href="https://careerbuildersearch.com/docs/job" text:style-name="Internet_20_link" text:visited-style-name="Visited_20_Internet_20_Link">https://careerbuildersearch.com/docs/job</text:a></text:p>
      <text:p text:style-name="P2"><text:span text:style-name="T1">or </text:span><text:a xlink:type="simple" xlink:href="https://developer.careerbuilder.com/" text:style-name="Internet_20_link" text:visited-style-name="Visited_20_Internet_20_Link">https://developer.careerbuilder.com/</text:a></text:p>
      <text:p text:style-name="P2"/>
      <text:p text:style-name="P2"/>
      <text:p text:style-name="P2"/>
      <text:p text:style-name="P2"><text:a xlink:type="simple" xlink:href="https://neuvoo.com/publisher/?lang=en" text:style-name="Internet_20_link" text:visited-style-name="Visited_20_Internet_20_Link">https://neuvoo.com/publisher/?lang=en</text:a></text:p>
      <text:p text:style-name="P2"/>
      <text:p text:style-name="P1"/>
      <text:p text:style-name="P3">Infojobs salary</text:p>
      <text:p text:style-name="P3"><text:a xlink:type="simple" xlink:href="https://developer.infojobs.net/documentation/operation/offer-list-1.xhtml" text:style-name="Internet_20_link" text:visited-style-name="Visited_20_Internet_20_Link">https://developer.infojobs.net/documentation/operation/offer-list-1.xhtml</text:a></text:p>
      <text:p text:style-name="P3"/>
      <text:p text:style-name="P3"/>
      <text:p text:style-name="P3"><text:a xlink:type="simple" xlink:href="https://www.payscale.com/about/use-our-data" text:style-name="Internet_20_link" text:visited-style-name="Visited_20_Internet_20_Link">https://www.payscale.com/about/use-our-data</text:a></text:p>
      <text:p text:style-name="P4">contacted by email</text:p>
      <text:p text:style-name="P4"/>
      <text:p text:style-name="P4"/>
      <text:p text:style-name="P5">Indeed </text:p>
      <text:p text:style-name="P5"><text:a xlink:type="simple" xlink:href="https://opensource.indeedeng.io/api-documentation/" text:style-name="Internet_20_link" text:visited-style-name="Visited_20_Internet_20_Link">https://opensource.indeedeng.io/api-documentation/</text:a> <text:s/>API</text:p>
      <text:p text:style-name="P5"/>
      <text:p text:style-name="P5"/>
      <text:p text:style-name="P5"/>
      <text:p text:style-name="P6">LastFM</text:p>
      <text:p text:style-name="P6"><text:a xlink:type="simple" xlink:href="https://www.last.fm/api/" text:style-name="Internet_20_link" text:visited-style-name="Visited_20_Internet_20_Link">https://www.last.fm/api/</text:a></text:p>
      <text:p text:style-name="P6"/>
      <text:p text:style-name="P6">Deezer</text:p>
      <text:p text:style-name="P6"><text:a xlink:type="simple" xlink:href="https://developers.deezer.com/api" text:style-name="Internet_20_link" text:visited-style-name="Visited_20_Internet_20_Link">https://developers.deezer.com/api</text:a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22:44:56.714268969</meta:creation-date>
    <dc:date>2019-07-12T18:55:56.138514188</dc:date>
    <meta:editing-duration>PT57M16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36" meta:character-count="643" meta:non-whitespace-character-count="617"/>
  </office:meta>
</office:document-meta>
</file>